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166cm" svg:height="1.781cm" draw:transform="skewX (-0.00122173047639603) rotate (-1.55369210012535) translate (4.35882055491291cm 2.79361116631508cm)" svg:viewBox="0 0 6167 1782" svg:d="M347 732c452-79 1355-109 2444-107 1089 1 2331 491 2820 1120 150 168 688-273 526-429-616-591-2126-1303-3389-1314-1263-12-2156 37-2664 12-142 2-135 750 263 718z">
          <text:p/>
        </draw:path>
        <draw:path draw:style-name="gr1" draw:text-style-name="P1" draw:layer="layout" svg:width="1.109cm" svg:height="4.131cm" draw:transform="rotate (-1.55281943549936) translate (7.3799713860202cm 2.00963983813232cm)" svg:viewBox="0 0 1110 4132" svg:d="M1108 4006c-48-197-195-1084-246-1656-50-573-63-1898-50-2004 12-107-816-511-812-271 3 239 80 1674 138 2370 61 694 115 1131 184 1535 30 171 834 223 786 26z">
          <text:p/>
        </draw:path>
        <draw:path draw:style-name="gr1" draw:text-style-name="P1" draw:layer="layout" svg:width="5.656cm" svg:height="0.786cm" draw:transform="skewX (-0.00122173047639603) rotate (-1.55369210012535) translate (7.28504572633481cm 2.45959088472252cm)" svg:viewBox="0 0 5657 787" svg:d="M356 722c452-79 1948-105 2565-99 617 7 2095 114 2557 164 259-39 250-690-113-711-364-21-1569-72-2487-76-918-3-2290 33-2798 8-142 2-121 746 276 714z">
          <text:p/>
        </draw:path>
        <draw:path draw:style-name="gr1" draw:text-style-name="P1" draw:layer="layout" svg:width="0.903cm" svg:height="0.661cm" draw:transform="skewX (0.00122173047639592) rotate (-2.15687788961459) translate (7.4044734765608cm 2.5466888905431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3cm" svg:height="0.661cm" draw:transform="rotate (-2.15757602131539) translate (7.6578244404372cm 2.167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skewX (0.00122173047639602) rotate (-2.15687788961459) translate (4.4724734765608cm 2.88468889054311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skewX (0.001221730476396) rotate (-2.1556561591382) translate (3.97945731859439cm 2.5302958331614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326cm" svg:height="5.37cm" draw:transform="rotate (-1.57533418285008) translate (7.75857457384cm 7.8149925408568cm)" svg:viewBox="0 0 1327 5371" svg:d="M1327 5280c-55-216-368-2326-412-2685-43-359-137-1577-138-1670 0-93 5-187 168-171 164 17 97-681-142-707-730-81-813-111-802 371s137 1669 192 2133c54 462 288 2342 330 2629 40 286 814 189 804 100z">
          <text:p/>
        </draw:path>
        <draw:path draw:style-name="gr1" draw:text-style-name="P1" draw:layer="layout" svg:width="0.903cm" svg:height="0.661cm" draw:transform="rotate (-2.15757602131539) translate (3.6346577737704cm 8.32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1cm" draw:transform="rotate (-2.15757602131539) translate (7.4256577737704cm 7.819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83579114539871cm 8.5927947751292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736cm" svg:height="1.057cm" svg:x="2.248cm" svg:y="8.428cm" svg:viewBox="0 0 737 1058" svg:d="M1 342c24 150 29 492 28 660s726-78 708-258-30-640-33-727-727 175-703 325z">
          <text:p/>
        </draw:path>
        <draw:path draw:style-name="gr1" draw:text-style-name="P1" draw:layer="layout" svg:width="0.902cm" svg:height="0.661cm" draw:transform="rotate (-2.15687788961459) translate (3.1127911453987cm 9.19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0787911453987cm 8.457961441795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34:36.105000000</dc:date>
    <meta:editing-duration>PT2M53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